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" table:style-name="ta1">
        <table:shapes>
          <draw:frame draw:z-index="0" draw:style-name="gr1" draw:text-style-name="P1" svg:width="570.84pt" svg:height="264.98pt" svg:x="414.37pt" svg:y="61.48pt">
            <draw:object draw:notify-on-update-of-ranges="N.E9:N.E16 I.F9:I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1"/>
          <table:table-cell table:number-columns-repeated="10"/>
        </table:table-row>
        <table:table-row table:style-name="ro1">
          <table:table-cell table:formula="of:= [.F9] / ([.E9] * [.E9])" office:value-type="float" office:value="0.000000524507006121402" calcext:value-type="float">
            <text:p>5.24507006121402E-07</text:p>
          </table:table-cell>
          <table:table-cell table:formula="of:=['file:///home/artur/Documents/Faculdade/SPD/sequentialGraphs.ods'#$I.F9]/[.F9]" office:value-type="float" office:value="0.129634907117289" calcext:value-type="float">
            <text:p>0.129634907117289</text:p>
          </table:table-cell>
          <table:table-cell table:formula="of:=[.B9]/32" office:value-type="float" office:value="0.00405109084741527" calcext:value-type="float">
            <text:p>0.004051090847415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1" office:value-type="float" office:value="0.131651783043478" calcext:value-type="float">
            <text:p>0.131651783043478</text:p>
          </table:table-cell>
          <table:table-cell table:number-columns-repeated="10"/>
        </table:table-row>
        <table:table-row table:style-name="ro1">
          <table:table-cell table:formula="of:= [.F10] / ([.E10] * [.E10])" office:value-type="float" office:value="0.000000159579682056206" calcext:value-type="float">
            <text:p>1.59579682056206E-07</text:p>
          </table:table-cell>
          <table:table-cell table:formula="of:=['file:///home/artur/Documents/Faculdade/SPD/sequentialGraphs.ods'#$I.F10]/[.F10]" office:value-type="float" office:value="0.400252656988145" calcext:value-type="float">
            <text:p>0.400252656988145</text:p>
          </table:table-cell>
          <table:table-cell table:formula="of:=[.B10]/32" office:value-type="float" office:value="0.0125078955308795" calcext:value-type="float">
            <text:p>0.01250789553088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ce1" office:value-type="float" office:value="0.159899001" calcext:value-type="float">
            <text:p>0.159899001</text:p>
          </table:table-cell>
          <table:table-cell table:number-columns-repeated="10"/>
        </table:table-row>
        <table:table-row table:style-name="ro1">
          <table:table-cell table:formula="of:= [.F11] / ([.E11] * [.E11])" office:value-type="float" office:value="0.0000000953173252545052" calcext:value-type="float">
            <text:p>9.53173252545052E-08</text:p>
          </table:table-cell>
          <table:table-cell table:formula="of:=['file:///home/artur/Documents/Faculdade/SPD/sequentialGraphs.ods'#$I.F11]/[.F11]" office:value-type="float" office:value="0.684919544327643" calcext:value-type="float">
            <text:p>0.684919544327643</text:p>
          </table:table-cell>
          <table:table-cell table:formula="of:=[.B11]/32" office:value-type="float" office:value="0.0214037357602388" calcext:value-type="float">
            <text:p>0.021403735760239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1" office:value-type="float" office:value="0.381650665636364" calcext:value-type="float">
            <text:p>0.38165066563636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formula="of:= [.F12] / ([.E12] * [.E12])" office:value-type="float" office:value="0.0000000789588277067384" calcext:value-type="float">
            <text:p>7.89588277067384E-08</text:p>
          </table:table-cell>
          <table:table-cell table:formula="of:=['file:///home/artur/Documents/Faculdade/SPD/sequentialGraphs.ods'#$I.F12]/[.F12]" office:value-type="float" office:value="0.831993535824539" calcext:value-type="float">
            <text:p>0.831993535824539</text:p>
          </table:table-cell>
          <table:table-cell table:formula="of:=[.B12]/32" office:value-type="float" office:value="0.0259997979945168" calcext:value-type="float">
            <text:p>0.025999797994517</text:p>
          </table:table-cell>
          <table:table-cell/>
          <table:table-cell office:value-type="float" office:value="3001" calcext:value-type="float">
            <text:p>3001</text:p>
          </table:table-cell>
          <table:table-cell table:style-name="ce1" office:value-type="float" office:value="0.711103281285714" calcext:value-type="float">
            <text:p>0.711103281285714</text:p>
          </table:table-cell>
          <table:table-cell table:number-columns-repeated="10"/>
        </table:table-row>
        <table:table-row table:style-name="ro1">
          <table:table-cell table:formula="of:= [.F13] / ([.E13] * [.E13])" office:value-type="float" office:value="0.0000000892101163370605" calcext:value-type="float">
            <text:p>8.92101163370605E-08</text:p>
          </table:table-cell>
          <table:table-cell table:formula="of:=['file:///home/artur/Documents/Faculdade/SPD/sequentialGraphs.ods'#$I.F13]/[.F13]" office:value-type="float" office:value="0.741323368385852" calcext:value-type="float">
            <text:p>0.741323368385852</text:p>
          </table:table-cell>
          <table:table-cell table:formula="of:=[.B13]/32" office:value-type="float" office:value="0.0231663552620579" calcext:value-type="float">
            <text:p>0.023166355262058</text:p>
          </table:table-cell>
          <table:table-cell/>
          <table:table-cell office:value-type="float" office:value="5001" calcext:value-type="float">
            <text:p>5001</text:p>
          </table:table-cell>
          <table:table-cell table:style-name="ce1" office:value-type="float" office:value="2.2311450988" calcext:value-type="float">
            <text:p>2.2311450988</text:p>
          </table:table-cell>
          <table:table-cell table:number-columns-repeated="10"/>
        </table:table-row>
        <table:table-row table:style-name="ro1">
          <table:table-cell table:formula="of:= [.F14] / ([.E14] * [.E14])" office:value-type="float" office:value="0.0000000863496863656732" calcext:value-type="float">
            <text:p>8.63496863656732E-08</text:p>
          </table:table-cell>
          <table:table-cell table:formula="of:=['file:///home/artur/Documents/Faculdade/SPD/sequentialGraphs.ods'#$I.F14]/[.F14]" office:value-type="float" office:value="0.769509132482472" calcext:value-type="float">
            <text:p>0.769509132482472</text:p>
          </table:table-cell>
          <table:table-cell table:formula="of:=[.B14]/32" office:value-type="float" office:value="0.0240471603900772" calcext:value-type="float">
            <text:p>0.024047160390077</text:p>
          </table:table-cell>
          <table:table-cell/>
          <table:table-cell office:value-type="float" office:value="7501" calcext:value-type="float">
            <text:p>7501</text:p>
          </table:table-cell>
          <table:table-cell table:style-name="ce1" office:value-type="float" office:value="4.85846518971429" calcext:value-type="float">
            <text:p>4.85846518971429</text:p>
          </table:table-cell>
          <table:table-cell table:number-columns-repeated="10"/>
        </table:table-row>
        <table:table-row table:style-name="ro1">
          <table:table-cell table:formula="of:= [.F15] / ([.E15] * [.E15])" office:value-type="float" office:value="0.0000000854640914061688" calcext:value-type="float">
            <text:p>8.54640914061688E-08</text:p>
          </table:table-cell>
          <table:table-cell table:formula="of:=['file:///home/artur/Documents/Faculdade/SPD/sequentialGraphs.ods'#$I.F15]/[.F15]" office:value-type="float" office:value="0.781267440371534" calcext:value-type="float">
            <text:p>0.781267440371534</text:p>
          </table:table-cell>
          <table:table-cell table:formula="of:=[.B15]/32" office:value-type="float" office:value="0.0244146075116104" calcext:value-type="float">
            <text:p>0.024414607511611</text:p>
          </table:table-cell>
          <table:table-cell/>
          <table:table-cell office:value-type="float" office:value="10001" calcext:value-type="float">
            <text:p>10001</text:p>
          </table:table-cell>
          <table:table-cell table:style-name="ce1" office:value-type="float" office:value="8.54811850790909" calcext:value-type="float">
            <text:p>8.54811850790909</text:p>
          </table:table-cell>
          <table:table-cell table:number-columns-repeated="10"/>
        </table:table-row>
        <table:table-row table:style-name="ro1">
          <table:table-cell table:formula="of:= [.F16] / ([.E16] * [.E16])" office:value-type="float" office:value="0.0000000921208641600935" calcext:value-type="float">
            <text:p>9.21208641600935E-08</text:p>
          </table:table-cell>
          <table:table-cell table:formula="of:=['file:///home/artur/Documents/Faculdade/SPD/sequentialGraphs.ods'#$I.F16]/[.F16]" office:value-type="float" office:value="0.740832818821709" calcext:value-type="float">
            <text:p>0.740832818821709</text:p>
          </table:table-cell>
          <table:table-cell table:formula="of:=[.B16]/32" office:value-type="float" office:value="0.0231510255881784" calcext:value-type="float">
            <text:p>0.023151025588178</text:p>
          </table:table-cell>
          <table:table-cell/>
          <table:table-cell office:value-type="float" office:value="15001" calcext:value-type="float">
            <text:p>15001</text:p>
          </table:table-cell>
          <table:table-cell table:style-name="ce1" office:value-type="float" office:value="20.7299581540667" calcext:value-type="float">
            <text:p>20.7299581540667</text:p>
          </table:table-cell>
          <table:table-cell table:number-columns-repeated="10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</table:table-row>
      </table:table>
      <table:table table:name="N" table:style-name="ta1">
        <table:shapes>
          <draw:frame draw:z-index="0" draw:style-name="gr1" draw:text-style-name="P1" svg:width="570.84pt" svg:height="264.98pt" svg:x="462.22pt" svg:y="83.82pt">
            <draw:object draw:notify-on-update-of-ranges="N.E9:N.E16 N.F9:N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formula="of:= [.F9] / ([.E9] * [.E9])" office:value-type="float" office:value="0.000000414973436360811" calcext:value-type="float">
            <text:p>4.14973436360811E-07</text:p>
          </table:table-cell>
          <table:table-cell table:formula="of:=['file:///home/artur/Documents/Faculdade/SPD/sequentialGraphs.ods'#$N.F9]/[.F9]" office:value-type="float" office:value="0.18049372185471" calcext:value-type="float">
            <text:p>0.18049372185471</text:p>
          </table:table-cell>
          <table:table-cell table:formula="of:=[.B9]/32" office:value-type="float" office:value="0.0056404288079597" calcext:value-type="float">
            <text:p>0.00564042880796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1041587475" calcext:value-type="float">
            <text:p>0.1041587475</text:p>
          </table:table-cell>
        </table:table-row>
        <table:table-row table:style-name="ro1">
          <table:table-cell table:formula="of:= [.F10] / ([.E10] * [.E10])" office:value-type="float" office:value="0.000000138873613981756" calcext:value-type="float">
            <text:p>1.38873613981756E-07</text:p>
          </table:table-cell>
          <table:table-cell table:formula="of:=['file:///home/artur/Documents/Faculdade/SPD/sequentialGraphs.ods'#$N.F10]/[.F10]" office:value-type="float" office:value="0.636476549757833" calcext:value-type="float">
            <text:p>0.636476549757833</text:p>
          </table:table-cell>
          <table:table-cell table:formula="of:=[.B10]/32" office:value-type="float" office:value="0.0198898921799323" calcext:value-type="float">
            <text:p>0.01988989217993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139151500083333" calcext:value-type="float">
            <text:p>0.139151500083333</text:p>
          </table:table-cell>
        </table:table-row>
        <table:table-row table:style-name="ro1">
          <table:table-cell table:formula="of:= [.F11] / ([.E11] * [.E11])" office:value-type="float" office:value="0.0000000855290708196399" calcext:value-type="float">
            <text:p>8.55290708196399E-08</text:p>
          </table:table-cell>
          <table:table-cell table:formula="of:=['file:///home/artur/Documents/Faculdade/SPD/sequentialGraphs.ods'#$N.F11]/[.F11]" office:value-type="float" office:value="0.79571688792486" calcext:value-type="float">
            <text:p>0.79571688792486</text:p>
          </table:table-cell>
          <table:table-cell table:formula="of:=[.B11]/32" office:value-type="float" office:value="0.0248661527476519" calcext:value-type="float">
            <text:p>0.02486615274765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342458485090909" calcext:value-type="float">
            <text:p>0.342458485090909</text:p>
          </table:table-cell>
        </table:table-row>
        <table:table-row table:style-name="ro1">
          <table:table-cell table:formula="of:= [.F12] / ([.E12] * [.E12])" office:value-type="float" office:value="0.0000000876747740756414" calcext:value-type="float">
            <text:p>8.76747740756414E-08</text:p>
          </table:table-cell>
          <table:table-cell table:formula="of:=['file:///home/artur/Documents/Faculdade/SPD/sequentialGraphs.ods'#$N.F12]/[.F12]" office:value-type="float" office:value="0.918651837256035" calcext:value-type="float">
            <text:p>0.918651837256035</text:p>
          </table:table-cell>
          <table:table-cell table:formula="of:=[.B12]/32" office:value-type="float" office:value="0.0287078699142511" calcext:value-type="float">
            <text:p>0.028707869914251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789599103" calcext:value-type="float">
            <text:p>0.789599103</text:p>
          </table:table-cell>
        </table:table-row>
        <table:table-row table:style-name="ro1">
          <table:table-cell table:formula="of:= [.F13] / ([.E13] * [.E13])" office:value-type="float" office:value="0.000000075234231207481" calcext:value-type="float">
            <text:p>7.5234231207481E-08</text:p>
          </table:table-cell>
          <table:table-cell table:formula="of:=['file:///home/artur/Documents/Faculdade/SPD/sequentialGraphs.ods'#$N.F13]/[.F13]" office:value-type="float" office:value="0.903571034987394" calcext:value-type="float">
            <text:p>0.903571034987394</text:p>
          </table:table-cell>
          <table:table-cell table:formula="of:=[.B13]/32" office:value-type="float" office:value="0.0282365948433561" calcext:value-type="float">
            <text:p>0.02823659484335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1.88160819773333" calcext:value-type="float">
            <text:p>1.88160819773333</text:p>
          </table:table-cell>
        </table:table-row>
        <table:table-row table:style-name="ro1">
          <table:table-cell table:formula="of:= [.F14] / ([.E14] * [.E14])" office:value-type="float" office:value="0.0000000688769253303827" calcext:value-type="float">
            <text:p>6.88769253303827E-08</text:p>
          </table:table-cell>
          <table:table-cell table:formula="of:=['file:///home/artur/Documents/Faculdade/SPD/sequentialGraphs.ods'#$N.F14]/[.F14]" office:value-type="float" office:value="0.953950017536925" calcext:value-type="float">
            <text:p>0.953950017536925</text:p>
          </table:table-cell>
          <table:table-cell table:formula="of:=[.B14]/32" office:value-type="float" office:value="0.0298109380480289" calcext:value-type="float">
            <text:p>0.029810938048029</text:p>
          </table:table-cell>
          <table:table-cell/>
          <table:table-cell office:value-type="float" office:value="7501" calcext:value-type="float">
            <text:p>7501</text:p>
          </table:table-cell>
          <table:table-cell office:value-type="float" office:value="3.87536027259091" calcext:value-type="float">
            <text:p>3.87536027259091</text:p>
          </table:table-cell>
        </table:table-row>
        <table:table-row table:style-name="ro1">
          <table:table-cell table:formula="of:= [.F15] / ([.E15] * [.E15])" office:value-type="float" office:value="0.0000000692998136689109" calcext:value-type="float">
            <text:p>6.92998136689109E-08</text:p>
          </table:table-cell>
          <table:table-cell table:formula="of:=['file:///home/artur/Documents/Faculdade/SPD/sequentialGraphs.ods'#$N.F15]/[.F15]" office:value-type="float" office:value="0.951187972297313" calcext:value-type="float">
            <text:p>0.951187972297313</text:p>
          </table:table-cell>
          <table:table-cell table:formula="of:=[.B15]/32" office:value-type="float" office:value="0.029724624134291" calcext:value-type="float">
            <text:p>0.029724624134291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6.93136743246428" calcext:value-type="float">
            <text:p>6.93136743246428</text:p>
          </table:table-cell>
        </table:table-row>
        <table:table-row table:style-name="ro1">
          <table:table-cell table:formula="of:= [.F16] / ([.E16] * [.E16])" office:value-type="float" office:value="0.0000000696631219527115" calcext:value-type="float">
            <text:p>6.96631219527115E-08</text:p>
          </table:table-cell>
          <table:table-cell table:formula="of:=['file:///home/artur/Documents/Faculdade/SPD/sequentialGraphs.ods'#$N.F16]/[.F16]" office:value-type="float" office:value="0.935491183541875" calcext:value-type="float">
            <text:p>0.935491183541875</text:p>
          </table:table-cell>
          <table:table-cell table:formula="of:=[.B16]/32" office:value-type="float" office:value="0.0292340994856836" calcext:value-type="float">
            <text:p>0.029234099485684</text:p>
          </table:table-cell>
          <table:table-cell/>
          <table:table-cell office:value-type="float" office:value="15001" calcext:value-type="float">
            <text:p>15001</text:p>
          </table:table-cell>
          <table:table-cell office:value-type="float" office:value="15.6762924026818" calcext:value-type="float">
            <text:p>15.6762924026818</text:p>
          </table:table-cell>
        </table:table-row>
      </table:table>
      <table:table table:name="P" table:style-name="ta1" table:print="false">
        <table:shapes>
          <draw:frame draw:z-index="0" draw:style-name="gr1" draw:text-style-name="P1" svg:width="453.23pt" svg:height="255.37pt" svg:x="456.49pt" svg:y="32.66pt">
            <draw:object draw:notify-on-update-of-ranges="P.E9:P.E16 P.F9:P.F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formula="of:= [.F9] / ([.E9] * [.E9])" office:value-type="float" office:value="0.000000333035253028691" calcext:value-type="float">
            <text:p>3.33035253028691E-07</text:p>
          </table:table-cell>
          <table:table-cell table:formula="of:=['file:///home/artur/Documents/Faculdade/SPD/sequentialGraphs.ods'#$N.F9]/[.F9]" office:value-type="float" office:value="0.224901416046634" calcext:value-type="float">
            <text:p>0.224901416046634</text:p>
          </table:table-cell>
          <table:table-cell table:formula="of:=[.B9]/32" office:value-type="float" office:value="0.0070281692514573" calcext:value-type="float">
            <text:p>0.007028169251457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0835921815454545" calcext:value-type="float">
            <text:p>0.083592181545455</text:p>
          </table:table-cell>
        </table:table-row>
        <table:table-row table:style-name="ro1">
          <table:table-cell table:formula="of:= [.F10] / ([.E10] * [.E10])" office:value-type="float" office:value="0.000000160679487345821" calcext:value-type="float">
            <text:p>1.60679487345821E-07</text:p>
          </table:table-cell>
          <table:table-cell table:formula="of:=['file:///home/artur/Documents/Faculdade/SPD/sequentialGraphs.ods'#$N.F10]/[.F10]" office:value-type="float" office:value="0.550100078980665" calcext:value-type="float">
            <text:p>0.550100078980665</text:p>
          </table:table-cell>
          <table:table-cell table:formula="of:=[.B10]/32" office:value-type="float" office:value="0.0171906274681458" calcext:value-type="float">
            <text:p>0.017190627468146</text:p>
          </table:table-cell>
          <table:table-cell/>
          <table:table-cell office:value-type="float" office:value="1001" calcext:value-type="float">
            <text:p>1001</text:p>
          </table:table-cell>
          <table:table-cell table:formula="of:=(91.557007+69.444)/1000" office:value-type="float" office:value="0.161001007" calcext:value-type="float">
            <text:p>0.161001007</text:p>
          </table:table-cell>
        </table:table-row>
        <table:table-row table:style-name="ro1">
          <table:table-cell table:formula="of:= [.F11] / ([.E11] * [.E11])" office:value-type="float" office:value="0.0000000991750959564233" calcext:value-type="float">
            <text:p>9.91750959564233E-08</text:p>
          </table:table-cell>
          <table:table-cell table:formula="of:=['file:///home/artur/Documents/Faculdade/SPD/sequentialGraphs.ods'#$N.F11]/[.F11]" office:value-type="float" office:value="0.686229999612124" calcext:value-type="float">
            <text:p>0.686229999612124</text:p>
          </table:table-cell>
          <table:table-cell table:formula="of:=[.B11]/32" office:value-type="float" office:value="0.0214446874878789" calcext:value-type="float">
            <text:p>0.02144468748787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397097183384615" calcext:value-type="float">
            <text:p>0.397097183384615</text:p>
          </table:table-cell>
        </table:table-row>
        <table:table-row table:style-name="ro1">
          <table:table-cell table:formula="of:= [.F12] / ([.E12] * [.E12])" office:value-type="float" office:value="0.0000000930448629086317" calcext:value-type="float">
            <text:p>9.30448629086317E-08</text:p>
          </table:table-cell>
          <table:table-cell table:formula="of:=['file:///home/artur/Documents/Faculdade/SPD/sequentialGraphs.ods'#$N.F12]/[.F12]" office:value-type="float" office:value="0.865631801346056" calcext:value-type="float">
            <text:p>0.865631801346056</text:p>
          </table:table-cell>
          <table:table-cell table:formula="of:=[.B12]/32" office:value-type="float" office:value="0.0270509937920642" calcext:value-type="float">
            <text:p>0.027050993792064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8379621284" calcext:value-type="float">
            <text:p>0.8379621284</text:p>
          </table:table-cell>
        </table:table-row>
        <table:table-row table:style-name="ro1">
          <table:table-cell table:formula="of:= [.F13] / ([.E13] * [.E13])" office:value-type="float" office:value="0.0000000901997734730958" calcext:value-type="float">
            <text:p>9.01997734730958E-08</text:p>
          </table:table-cell>
          <table:table-cell table:formula="of:=['file:///home/artur/Documents/Faculdade/SPD/sequentialGraphs.ods'#$N.F13]/[.F13]" office:value-type="float" office:value="0.753654577402025" calcext:value-type="float">
            <text:p>0.753654577402025</text:p>
          </table:table-cell>
          <table:table-cell table:formula="of:=[.B13]/32" office:value-type="float" office:value="0.0235517055438133" calcext:value-type="float">
            <text:p>0.023551705543813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2.2558964247619" calcext:value-type="float">
            <text:p>2.2558964247619</text:p>
          </table:table-cell>
        </table:table-row>
        <table:table-row table:style-name="ro1">
          <table:table-cell table:formula="of:= [.F14] / ([.E14] * [.E14])" office:value-type="float" office:value="0.0000000938414825335364" calcext:value-type="float">
            <text:p>9.38414825335364E-08</text:p>
          </table:table-cell>
          <table:table-cell table:formula="of:=['file:///home/artur/Documents/Faculdade/SPD/sequentialGraphs.ods'#$N.F14]/[.F14]" office:value-type="float" office:value="0.700171633619778" calcext:value-type="float">
            <text:p>0.700171633619778</text:p>
          </table:table-cell>
          <table:table-cell table:formula="of:=[.B14]/32" office:value-type="float" office:value="0.0218803635506181" calcext:value-type="float">
            <text:p>0.021880363550618</text:p>
          </table:table-cell>
          <table:table-cell/>
          <table:table-cell office:value-type="float" office:value="7501" calcext:value-type="float">
            <text:p>7501</text:p>
          </table:table-cell>
          <table:table-cell office:value-type="float" office:value="5.27999110859091" calcext:value-type="float">
            <text:p>5.27999110859091</text:p>
          </table:table-cell>
        </table:table-row>
        <table:table-row table:style-name="ro1">
          <table:table-cell table:formula="of:= [.F15] / ([.E15] * [.E15])" office:value-type="float" office:value="0.000000172944298570074" calcext:value-type="float">
            <text:p>1.72944298570074E-07</text:p>
          </table:table-cell>
          <table:table-cell table:formula="of:=['file:///home/artur/Documents/Faculdade/SPD/sequentialGraphs.ods'#$N.F15]/[.F15]" office:value-type="float" office:value="0.381146703241012" calcext:value-type="float">
            <text:p>0.381146703241012</text:p>
          </table:table-cell>
          <table:table-cell table:formula="of:=[.B15]/32" office:value-type="float" office:value="0.0119108344762816" calcext:value-type="float">
            <text:p>0.011910834476282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17.2978889159231" calcext:value-type="float">
            <text:p>17.2978889159231</text:p>
          </table:table-cell>
        </table:table-row>
        <table:table-row table:style-name="ro1">
          <table:table-cell table:formula="of:= [.F16] / ([.E16] * [.E16])" office:value-type="float" office:value="0.0000000958430460661345" calcext:value-type="float">
            <text:p>9.58430460661345E-08</text:p>
          </table:table-cell>
          <table:table-cell table:formula="of:=['file:///home/artur/Documents/Faculdade/SPD/sequentialGraphs.ods'#$N.F16]/[.F16]" office:value-type="float" office:value="0.679957900751562" calcext:value-type="float">
            <text:p>0.679957900751562</text:p>
          </table:table-cell>
          <table:table-cell table:formula="of:=[.B16]/32" office:value-type="float" office:value="0.0212486843984863" calcext:value-type="float">
            <text:p>0.021248684398486</text:p>
          </table:table-cell>
          <table:table-cell/>
          <table:table-cell office:value-type="float" office:value="15001" calcext:value-type="float">
            <text:p>15001</text:p>
          </table:table-cell>
          <table:table-cell office:value-type="float" office:value="21.5675607521053" calcext:value-type="float">
            <text:p>21.5675607521053</text:p>
          </table:table-cell>
        </table:table-row>
      </table:table>
      <table:table table:name="'file:///home/artur/Documents/Faculdade/SPD/sequentialGraphs.ods'#I" table:print="false" table:style-name="ta_extref">
        <table:table-source xlink:type="simple" xlink:href="../sequentialGraphs.ods" table:table-name="I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170666666666667">
            <text:p>0.0170666666666667</text:p>
          </table:table-cell>
        </table:table-row>
        <table:table-row>
          <table:table-cell table:number-columns-repeated="5"/>
          <table:table-cell table:style-name="ce2" office:value-type="float" office:value="0.064">
            <text:p>0.064</text:p>
          </table:table-cell>
        </table:table-row>
        <table:table-row>
          <table:table-cell table:number-columns-repeated="5"/>
          <table:table-cell table:style-name="ce2" office:value-type="float" office:value="0.2614">
            <text:p>0.2614</text:p>
          </table:table-cell>
        </table:table-row>
        <table:table-row>
          <table:table-cell table:number-columns-repeated="5"/>
          <table:table-cell table:style-name="ce2" office:value-type="float" office:value="0.591633333333333">
            <text:p>0.591633333333333</text:p>
          </table:table-cell>
        </table:table-row>
        <table:table-row>
          <table:table-cell table:number-columns-repeated="5"/>
          <table:table-cell table:style-name="ce2" office:value-type="float" office:value="1.654">
            <text:p>1.654</text:p>
          </table:table-cell>
        </table:table-row>
        <table:table-row>
          <table:table-cell table:number-columns-repeated="5"/>
          <table:table-cell table:style-name="ce2" office:value-type="float" office:value="3.73863333333333">
            <text:p>3.73863333333333</text:p>
          </table:table-cell>
        </table:table-row>
        <table:table-row>
          <table:table-cell table:number-columns-repeated="5"/>
          <table:table-cell table:style-name="ce2" office:value-type="float" office:value="6.67836666666667">
            <text:p>6.67836666666667</text:p>
          </table:table-cell>
        </table:table-row>
        <table:table-row>
          <table:table-cell table:number-columns-repeated="5"/>
          <table:table-cell table:style-name="ce2" office:value-type="float" office:value="15.3574333333333">
            <text:p>15.3574333333333</text:p>
          </table:table-cell>
        </table:table-row>
        <table:table-row>
          <table:table-cell table:number-columns-repeated="5"/>
          <table:table-cell table:style-name="ce2" office:value-type="float" office:value="31.3843333333333">
            <text:p>31.3843333333333</text:p>
          </table:table-cell>
        </table:table-row>
      </table:table>
      <table:table table:name="'file:///home/artur/Documents/Faculdade/SPD/sequentialGraphs.ods'#N" table:print="false" table:style-name="ta_extref">
        <table:table-source xlink:type="simple" xlink:href="../sequentialGraphs.ods" table:table-name="N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188">
            <text:p>0.0188</text:p>
          </table:table-cell>
        </table:table-row>
        <table:table-row>
          <table:table-cell table:number-columns-repeated="5"/>
          <table:table-cell table:style-name="ce2" office:value-type="float" office:value="0.0885666666666666">
            <text:p>0.0885666666666666</text:p>
          </table:table-cell>
        </table:table-row>
        <table:table-row>
          <table:table-cell table:number-columns-repeated="5"/>
          <table:table-cell table:style-name="ce2" office:value-type="float" office:value="0.2725">
            <text:p>0.2725</text:p>
          </table:table-cell>
        </table:table-row>
        <table:table-row>
          <table:table-cell table:number-columns-repeated="5"/>
          <table:table-cell table:style-name="ce2" office:value-type="float" office:value="0.725366666666667">
            <text:p>0.725366666666667</text:p>
          </table:table-cell>
        </table:table-row>
        <table:table-row>
          <table:table-cell table:number-columns-repeated="5"/>
          <table:table-cell table:style-name="ce2" office:value-type="float" office:value="1.70016666666667">
            <text:p>1.70016666666667</text:p>
          </table:table-cell>
        </table:table-row>
        <table:table-row>
          <table:table-cell table:number-columns-repeated="5"/>
          <table:table-cell table:style-name="ce2" office:value-type="float" office:value="3.6969">
            <text:p>3.6969</text:p>
          </table:table-cell>
        </table:table-row>
        <table:table-row>
          <table:table-cell table:number-columns-repeated="5"/>
          <table:table-cell table:style-name="ce2" office:value-type="float" office:value="6.59303333333333">
            <text:p>6.59303333333333</text:p>
          </table:table-cell>
        </table:table-row>
        <table:table-row>
          <table:table-cell table:number-columns-repeated="5"/>
          <table:table-cell table:style-name="ce2" office:value-type="float" office:value="14.6650333333333">
            <text:p>14.6650333333333</text:p>
          </table:table-cell>
        </table:table-row>
        <table:table-row>
          <table:table-cell table:number-columns-repeated="5"/>
          <table:table-cell table:style-name="ce2" office:value-type="float" office:value="28.7461666666667">
            <text:p>28.7461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6:10:19.048894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6:18:58.756643048</meta:creation-date>
    <dc:date>2021-04-12T16:13:39.508321440</dc:date>
    <meta:editing-duration>PT4H41M39S</meta:editing-duration>
    <meta:editing-cycles>19</meta:editing-cycles>
    <meta:generator>LibreOffice/6.1.5.2$Linux_X86_64 LibreOffice_project/10$Build-2</meta:generator>
    <meta:document-statistic meta:table-count="3" meta:cell-count="1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6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18" chart:origin="0" chart:interval-major="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612cm" svg:y="0.322cm" chart:style-name="ch2">
          <text:p>Execution Time - Hybrid approach</text:p>
        </chart:title>
        <chart:subtitle svg:x="8.279cm" svg:y="1.287cm" chart:style-name="ch3">
          <text:p>Non-magic Squares</text:p>
        </chart:subtitle>
        <chart:legend chart:legend-position="end" svg:x="18.425cm" svg:y="4.375cm" style:legend-expansion="high" chart:style-name="ch4"/>
        <chart:plot-area chart:style-name="ch5" table:cell-range-address="N.E9:N.F16" chart:data-source-has-labels="row" svg:x="1.413cm" svg:y="2.156cm" svg:width="16.61cm" svg:height="6.026cm">
          <chartooo:coordinate-region svg:x="3.146cm" svg:y="2.355cm" svg:width="14.412cm" svg:height="5.18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N.F9:N.F16" loext:label-string="on" chart:class="chart:scatter">
            <chart:domain table:cell-range-address="N.E9:N.E16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.E9:N.E16</svg:desc>
                </draw:g>
              </table:table-cell>
              <table:table-cell office:value-type="float" office:value="0.1041587475">
                <text:p>0.1041587475</text:p>
                <draw:g>
                  <svg:desc>N.F9:N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139151500083333">
                <text:p>0.13915150008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342458485090909">
                <text:p>0.342458485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789599103">
                <text:p>0.789599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88160819773333">
                <text:p>1.8816081977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87536027259091">
                <text:p>3.8753602725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6.93136743246428">
                <text:p>6.93136743246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5.6762924026818">
                <text:p>15.6762924026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6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24" chart:origin="0" chart:interval-major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612cm" svg:y="0.322cm" chart:style-name="ch2">
          <text:p>Execution Time - Hybrid approach</text:p>
        </chart:title>
        <chart:subtitle svg:x="8.279cm" svg:y="1.287cm" chart:style-name="ch3">
          <text:p>Non-magic Squares</text:p>
        </chart:subtitle>
        <chart:legend chart:legend-position="end" svg:x="18.425cm" svg:y="4.375cm" style:legend-expansion="high" chart:style-name="ch4"/>
        <chart:plot-area chart:style-name="ch5" table:cell-range-address="N.E9:N.E16 I.F9:I.F17" chart:data-source-has-labels="row" svg:x="1.413cm" svg:y="2.156cm" svg:width="16.61cm" svg:height="6.026cm">
          <chartooo:coordinate-region svg:x="3.146cm" svg:y="2.355cm" svg:width="14.412cm" svg:height="5.18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I.F9:I.F17" loext:label-string="on" chart:class="chart:scatter">
            <chart:domain table:cell-range-address="N.E9:N.E16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.E9:N.E16</svg:desc>
                </draw:g>
              </table:table-cell>
              <table:table-cell office:value-type="float" office:value="0.131651783043478">
                <text:p>0.131651783043478</text:p>
                <draw:g>
                  <svg:desc>I.F9:I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159899001">
                <text:p>0.159899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381650665636364">
                <text:p>0.381650665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711103281285714">
                <text:p>0.711103281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2.2311450988">
                <text:p>2.2311450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4.85846518971429">
                <text:p>4.858465189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8.54811850790909">
                <text:p>8.548118507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20.7299581540667">
                <text:p>20.7299581540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scatter" chart:style-name="ch1">
        <chart:title svg:x="4.604cm" svg:y="0.316cm" chart:style-name="ch2">
          <text:p>Execution time - Hybrid approach</text:p>
        </chart:title>
        <chart:subtitle svg:x="6.655cm" svg:y="1.275cm" chart:style-name="ch3">
          <text:p>Magic squares</text:p>
        </chart:subtitle>
        <chart:legend chart:legend-position="end" svg:x="13.905cm" svg:y="4.206cm" style:legend-expansion="high" chart:style-name="ch4"/>
        <chart:plot-area chart:style-name="ch5" table:cell-range-address="P.E9:P.F16" chart:data-source-has-labels="row" svg:x="1.33cm" svg:y="2.138cm" svg:width="12.256cm" svg:height="5.711cm">
          <chartooo:coordinate-region svg:x="3.063cm" svg:y="2.337cm" svg:width="10.058cm" svg:height="4.865cm"/>
          <chart:axis chart:dimension="x" chart:name="primary-x" chart:style-name="ch6">
            <chart:title svg:x="6.541cm" svg:y="8.029cm" chart:style-name="ch7">
              <text:p>Square size</text:p>
            </chart:title>
          </chart:axis>
          <chart:axis chart:dimension="y" chart:name="primary-y" chart:style-name="ch8">
            <chart:title svg:x="0.451cm" svg:y="6.294cm" chart:style-name="ch9">
              <text:p>Execution time(s)</text:p>
            </chart:title>
            <chart:grid chart:style-name="ch10" chart:class="major"/>
          </chart:axis>
          <chart:series chart:style-name="ch11" chart:values-cell-range-address="P.F9:P.F16" loext:label-string="mpip" chart:class="chart:scatter">
            <chart:domain table:cell-range-address="P.E9:P.E16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pi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.E9:P.E16</svg:desc>
                </draw:g>
              </table:table-cell>
              <table:table-cell office:value-type="float" office:value="0.0835921815454545">
                <text:p>0.0835921815454545</text:p>
                <draw:g>
                  <svg:desc>P.F9:P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161001007">
                <text:p>0.161001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397097183384615">
                <text:p>0.397097183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8379621284">
                <text:p>0.8379621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2.2558964247619">
                <text:p>2.25589642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5.27999110859091">
                <text:p>5.2799911085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17.2978889159231">
                <text:p>17.2978889159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21.5675607521053">
                <text:p>21.56756075210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